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CFFB0"/>
    </style:style>
    <style:style style:name="ce3" style:family="table-cell" style:parent-style-name="Default" style:data-style-name="N0">
      <style:table-cell-properties fo:background-color="#BA0025"/>
    </style:style>
    <style:style style:name="ce4" style:family="table-cell" style:parent-style-name="Default" style:data-style-name="N0">
      <style:table-cell-properties fo:background-color="#FCCB5C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C8C3A"/>
    </style:style>
    <style:style style:name="ce7" style:family="table-cell" style:parent-style-name="Default" style:data-style-name="N0">
      <style:table-cell-properties fo:background-color="#F1391F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#7B7B7B"/>
    </style:style>
    <style:style style:name="co1" style:family="table-column">
      <style:table-column-properties fo:break-before="auto" style:column-width="7.990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8.38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Vila Rhodia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Bairrinh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MaritÃ©ia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CondomÃ­nio ChÃ¡cara Serimbur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Santa Madalena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Altos do CaetÃª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s. De Ville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Campo dos Alemãe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rro do Elefante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Majestic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Copacabana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ChÃ¡cara Pousada do Val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lage Alpino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ChÃ¡cara SÃ­tio JataÃ­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j. Res. Jardim das Flores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Conj. Hab. Interval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j. Res. Sol Nascente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Conj. Hab. PolÃ­cia Militar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Copacabana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Boa EsperanÃ§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Esplanada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Conj. Hab. Vale dos Pinheiro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Margareth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Conj. IntegraÃ§Ã£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Mariana II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Buquirinha II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nta Inês III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Conj. Hab. Tom Jobi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ValparaÃ­ba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Conj. Res. Nosso Tet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rada do FÃªnix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Campo Florest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AGEA ArmazÃ©m Geral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Fazenda Bom Retir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visÃ£o de AerodinÃ¢mica do Instituto de AeronÃ¡utica e EspaÃ§o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Frei GalvÃ£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a Dirce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Hawai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a Jaci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ChÃ¡cara Boa Vist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a Mascarenhas Ferraz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Aeroport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a Santa Cruz I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Boa Vist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a Terezinha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Colorad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a Alvarenga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Cruzeiro do Sul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rque Natural Municipal Augusto Ruschi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Diamant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Madureira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Jussar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Portugal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Nova AmÃ©ric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RepÃºblica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Nova Europ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Terras do Sul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Oriental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mbraer EugÃªnio de Melo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Orient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rque Residencial Aquarius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RosÃ¡ri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rque Residencial UniÃ£o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Santa InÃªs II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ricsson Brasil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Santo Onofr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ATEC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SÃ£o Jorg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s. San Marino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SÃ£o JosÃ©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s. Vista Linda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SÃ£o Judas Tadeu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eitas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Sout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ube de Campo Santa Rita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Sul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a Adriana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Vale do Sol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a Guaianazes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Jardim Vale ParaÃ­s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a Guarani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Parque IndependÃªnci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a Industrial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Parque Novo Horizont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a Iracema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Parque Santa Rit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a Nair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Putim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stituto de Estudos AvanÃ§ados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Quinta das Flore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stituto Federal de EducaÃ§Ã£o CiÃªncia e Tecnlogia de SÃ£o Paulo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Recanto CaetÃª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Por do Sol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A</text:p>
          </table:table-cell>
          <table:table-cell table:number-columns-repeated="2" table:style-name="ce1"/>
          <table:table-cell office:value-type="string" table:style-name="ce1">
            <text:p>Recanto dos Eucalipto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tos dos Ype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Res. Altos do Bosqu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osque Imperial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Res. CambuÃ­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mpos de São José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Res. Dom Bosc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ssociaÃ§Ã£o AtlÃ©tica Banco do Brasil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Res. Galo Branc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uquirinha I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Res. Gazz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.E.F.E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Jardim Minas Gerai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j. Res. Primaver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Royal Park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Ã¡cara das NaÃ§Ãµe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SÃ­tio Encantad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stelos (Torrão de Ouro)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Vargem Grand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loradas de SÃ£o JosÃ©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Vila Adyan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tos do Esplanad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Vila HigienÃ³poli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American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Vila IcaraÃ­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Anhembi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Hospital PsiquiÃ¡trico Francisca JÃºli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Aparecid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Vila Leil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Apolo II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Vila LetÃ´ni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Azeved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Vila Luzi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das Paineiras I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Vila Matilde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do Lag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Vila Nossa Senhora das GraÃ§a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la das Flore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Vila Paiv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MaracanÃ£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Vila SÃ£o Gerald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Nova Detroit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Vila Tatetub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Nova RepÃºblic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Agua Soc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OlÃ­mpi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Taquari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Pararangab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ResidÃªncias do CT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Paulist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Res. Montserrat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Santa Juli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Res. Caminho das Montanhas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rdim Santa Matilde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Pedra d'Ãgua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tiqueira II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2" table:style-name="ce1"/>
          <table:table-cell office:value-type="string" table:style-name="ce1">
            <text:p>Morro do Camel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cessionÃ¡rias de VeÃ­culo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rque dos IpÃª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braer Faria Lim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. Martins Pereir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. SÃ£o Francisc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nta CecÃ­lia II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an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Ã£o Francisco Xavier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rra Nov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BetÃ¢ni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das AcÃ¡cia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do Car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tachi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Machad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Tupi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Piratining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anche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anta Cruz III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Tesour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que Industrial (Novo)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stituto TecnolÃ³gico de AeronÃ¡utica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p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que TecnolÃ³gic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ca d'Ãgu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Ã£o Grosso I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Ã£o Grosso II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Ã¡cara dos Eucaliptos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dade Morumbi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vibras IndÃºstria Aeroespacial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choeira do Roncador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j. Res. Monte Castel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j. Res. Papa JoÃ£o Paulo II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j. Res. Planalt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benezer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BE - Companhia Brasileira de Estiren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tos de Santan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Anchiet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to da Ponte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August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Bandeirantes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Bela Vist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Castanheiras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Coqueir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das AzalÃ©ias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das IndÃºstrias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das Paineiras II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Estoril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Ã¡cara Princes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GuimarÃ£es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Helen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Imperial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ItapuÃ£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Mariana I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Matarazz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Mesquit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Paraíso do Sol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Águas da Prat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Nova Michigan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Oswaldo Cruz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PetrÃ³polis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Santa FÃ©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Santa Mari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inas de SÃ£o JosÃ©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SÃ£o Leopold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TopÃ¡zi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Limoeir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meiras de SÃ£o JosÃ©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que Industrial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MEF Profa Vera LÃºcia Carnevalli Barret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canto do Vale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canto dos Nobres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da Ribeir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Esplanada do Sol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Jardins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JatobÃ¡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Juritis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Sunset Park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a CecÃ­lia I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a Helen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a HermÃ­ni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ndaÃ§Ã£o Cultural Cassiano Ricard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rrinh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CÃ¢ndid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CÃ©sar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Chiquinh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Cristin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Esmerald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stituto de Controle do EspaÃ§o AÃ©re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Monte Alegre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Nova ConceiÃ§Ã£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Nova Guarani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Nove de Julh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Paganini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Pasto Alt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PatrÃ­ci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Progress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Rangel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Ric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anta Luzia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Ã£o Benedit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Ã£o Bent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inhÃ¡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aÃ§Ã£o JacareÃ­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rmas do Vale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rra Brasilis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perhunde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rão de Ouro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or de SaÃºde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hado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ácaras São José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j. Hab. Dom Pedro I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Nova Esperança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anheiras II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ntro Empresarial do Vale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Cerejeiras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da Granja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Esplanada II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Jaci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Motorama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Nova FlÃ³rida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Santa Edwiges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a InÃªs I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ube Luso-Brasileiro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Santa Rosa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Telespark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domÃ­nio Industrial Empresarial Eldorado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tinha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rÃ£o de Ouro II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Alexandrina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Cardoso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Igualdade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Nova SÃ£o JosÃ©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anta Rita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antarÃ©m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antos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Ã£o Paulo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Unidos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ggio d'Antonini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heirinho dos Palmares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. MacÃªdo (Petybon)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stituto de Fomento e CoordenaÃ§Ã£o Industrial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stituto Nacional de Pesquisas Espaciais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ville Altos de SÃ£o JosÃ©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Santa Izabel Monte Carlo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Jaguari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Ã­cia RodoviÃ¡ria Federal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que Capuava</text:p>
          </table:table-cell>
          <table:table-cell office:value-type="float" office:value="420" table:style-name="ce6">
            <text:p>42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Ãguas do Canindu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j. Hab. Dom Pedro II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j. Hab. Elmano F. Veloso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j. Res. JK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j. Res. Morada do Sol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j. Res. Parque das AmÃ©ricas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Apolo I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das Colinas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Del Rey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Juliana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Ouro Preto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Renata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Santa Luzia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SatÃ©lite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TrÃªs JosÃ©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Veneza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va Michigan II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que Nova EsperanÃ§a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que Santos Dumont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mbraer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tal do CÃ©u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mavera I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rante do Buquirinha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igorifico Mantiqueira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Ema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stituto de AeronÃ¡utica e EspaÃ§o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Luchetti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Monterrey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anta Helena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Ã£o Pedro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Veneziani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tiqueira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do Cedro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Projeto Industrial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os Dumount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Reserva do Paratehy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canto da Baronesa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 &amp; Johnson</text:p>
          </table:table-cell>
          <table:table-cell office:value-type="float" office:value="480" table:style-name="ce6">
            <text:p>48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sque dos Eucaliptos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quirinha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tos do Vila Paiva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ntro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erro sanitÃ¡rio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Ã¡caras Reunidas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Alvorada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Colonial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Corinthians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do CÃ©u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SÃ£o Vicente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UirÃ¡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tiqueira I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domÃ­nio Ravena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mavera II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canto das Jabuticabeiras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zenda Caporanga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Flamboyant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banova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ja Itambi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Ester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Ipiranga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Maria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Zizinha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ana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FESP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Santa Izabel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Mont Blanc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ker Hannifin</text:p>
          </table:table-cell>
          <table:table-cell office:value-type="float" office:value="540" table:style-name="ce6">
            <text:p>540</text:p>
          </table:table-cell>
          <table:table-cell office:value-type="string" table:style-name="ce6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tos da Quinta Reserva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erro químico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sta Verde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inas do Parahyba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Ipê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MaringÃ¡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ParaÃ­so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San Rafael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te Castelo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go Assado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Rubi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anta Cruz II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 Simone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SÃ£o JosÃ© (Centro)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do Golfe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vilhÃ£o Gaivotas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asonic Brasil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gênio de Melo</text:p>
          </table:table-cell>
          <table:table-cell office:value-type="float" office:value="600" table:style-name="ce7">
            <text:p>60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pelho d'Ãgua</text:p>
          </table:table-cell>
          <table:table-cell office:value-type="float" office:value="660" table:style-name="ce7">
            <text:p>66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BrasÃ­lia</text:p>
          </table:table-cell>
          <table:table-cell office:value-type="float" office:value="660" table:style-name="ce7">
            <text:p>66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Cassiano Ricardo</text:p>
          </table:table-cell>
          <table:table-cell office:value-type="float" office:value="660" table:style-name="ce7">
            <text:p>66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SÃ£o Dimas</text:p>
          </table:table-cell>
          <table:table-cell office:value-type="float" office:value="660" table:style-name="ce7">
            <text:p>66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Universo</text:p>
          </table:table-cell>
          <table:table-cell office:value-type="float" office:value="660" table:style-name="ce7">
            <text:p>66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ton Brasil</text:p>
          </table:table-cell>
          <table:table-cell office:value-type="float" office:value="660" table:style-name="ce7">
            <text:p>66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que Martim CererÃª</text:p>
          </table:table-cell>
          <table:table-cell office:value-type="float" office:value="660" table:style-name="ce7">
            <text:p>66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neral Motors</text:p>
          </table:table-cell>
          <table:table-cell office:value-type="float" office:value="660" table:style-name="ce7">
            <text:p>66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sque dos IpÃªs</text:p>
          </table:table-cell>
          <table:table-cell office:value-type="float" office:value="720" table:style-name="ce7">
            <text:p>72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j. Res. Recanto dos Eucaliptos</text:p>
          </table:table-cell>
          <table:table-cell office:value-type="float" office:value="720" table:style-name="ce7">
            <text:p>72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sino dos Oficiais do CTA</text:p>
          </table:table-cell>
          <table:table-cell office:value-type="float" office:value="720" table:style-name="ce7">
            <text:p>72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errote</text:p>
          </table:table-cell>
          <table:table-cell office:value-type="float" office:value="720" table:style-name="ce7">
            <text:p>720</text:p>
          </table:table-cell>
          <table:table-cell office:value-type="string" table:style-name="ce7">
            <text:p>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m Retiro</text:p>
          </table:table-cell>
          <table:table-cell office:value-type="float" office:value="780" table:style-name="ce3">
            <text:p>78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América</text:p>
          </table:table-cell>
          <table:table-cell office:value-type="float" office:value="780" table:style-name="ce3">
            <text:p>78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stituto de Pesquisa e Ensaios em Vôo</text:p>
          </table:table-cell>
          <table:table-cell office:value-type="float" office:value="780" table:style-name="ce3">
            <text:p>78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si Montês</text:p>
          </table:table-cell>
          <table:table-cell office:value-type="float" office:value="780" table:style-name="ce3">
            <text:p>78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xichem Bidim</text:p>
          </table:table-cell>
          <table:table-cell office:value-type="float" office:value="780" table:style-name="ce3">
            <text:p>78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BSJ Aeroporto Professor Urbano Ernesto Stumpf</text:p>
          </table:table-cell>
          <table:table-cell office:value-type="float" office:value="780" table:style-name="ce3">
            <text:p>78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jurú</text:p>
          </table:table-cell>
          <table:table-cell office:value-type="float" office:value="840" table:style-name="ce3">
            <text:p>84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phaville I</text:p>
          </table:table-cell>
          <table:table-cell office:value-type="float" office:value="840" table:style-name="ce3">
            <text:p>84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phaville II</text:p>
          </table:table-cell>
          <table:table-cell office:value-type="float" office:value="840" table:style-name="ce3">
            <text:p>84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ira Rio</text:p>
          </table:table-cell>
          <table:table-cell office:value-type="float" office:value="840" table:style-name="ce3">
            <text:p>84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visÃ£o de PropulsÃ£o AeronÃ¡utica</text:p>
          </table:table-cell>
          <table:table-cell office:value-type="float" office:value="840" table:style-name="ce3">
            <text:p>84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São José II</text:p>
          </table:table-cell>
          <table:table-cell office:value-type="float" office:value="840" table:style-name="ce3">
            <text:p>84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nda (BNH)</text:p>
          </table:table-cell>
          <table:table-cell office:value-type="float" office:value="840" table:style-name="ce3">
            <text:p>84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C-Embraer</text:p>
          </table:table-cell>
          <table:table-cell office:value-type="float" office:value="900" table:style-name="ce3">
            <text:p>90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Armando Moreira Righi</text:p>
          </table:table-cell>
          <table:table-cell office:value-type="float" office:value="900" table:style-name="ce3">
            <text:p>90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Bell Park</text:p>
          </table:table-cell>
          <table:table-cell office:value-type="float" office:value="900" table:style-name="ce3">
            <text:p>90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Campo Belo</text:p>
          </table:table-cell>
          <table:table-cell office:value-type="float" office:value="900" table:style-name="ce3">
            <text:p>90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Colinas do Paratehy</text:p>
          </table:table-cell>
          <table:table-cell office:value-type="float" office:value="900" table:style-name="ce3">
            <text:p>90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cg - Antiga Cia Paulista De Fibras</text:p>
          </table:table-cell>
          <table:table-cell office:value-type="float" office:value="900" table:style-name="ce3">
            <text:p>90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dim IsmÃªnia</text:p>
          </table:table-cell>
          <table:table-cell office:value-type="float" office:value="960" table:style-name="ce3">
            <text:p>96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que Interlagos</text:p>
          </table:table-cell>
          <table:table-cell office:value-type="float" office:value="1140" table:style-name="ce3">
            <text:p>114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. Ana Maria</text:p>
          </table:table-cell>
          <table:table-cell office:value-type="float" office:value="1260" table:style-name="ce3">
            <text:p>1260</text:p>
          </table:table-cell>
          <table:table-cell office:value-type="string" table:style-name="ce3">
            <text:p>E</text:p>
          </table:table-cell>
          <table:table-cell table:number-columns-repeated="16381"/>
        </table:table-row>
        <table:table-row table:number-rows-repeated="10482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Lucas</meta:initial-creator>
    <dc:creator>Lucas</dc:creator>
    <meta:creation-date>2018-05-01T16:33:50Z</meta:creation-date>
    <dc:date>2018-09-12T21:08:08Z</dc:date>
  </office:meta>
</office:document-meta>
</file>